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kaydiaMono NF" svg:font-family="'CaskaydiaMono NF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1403e" officeooo:paragraph-rsid="0001403e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1403e" officeooo:paragraph-rsid="0001403e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1403e" officeooo:paragraph-rsid="0001403e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01c721" officeooo:paragraph-rsid="0001c721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1403e" officeooo:paragraph-rsid="0001403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1c721" officeooo:paragraph-rsid="0001c721" style:font-size-asian="10.5pt" style:font-weight-asian="normal" style:font-size-complex="12pt" style:font-weight-complex="normal"/>
    </style:style>
    <style:style style:name="T1" style:family="text">
      <style:text-properties style:font-name="CaskaydiaMono NF"/>
    </style:style>
    <style:style style:name="T2" style:family="text">
      <style:text-properties style:font-name="CaskaydiaMono NF" officeooo:rsid="00032b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mputer Networks</text:span></text:p>
      <text:p text:style-name="P1"><text:span text:style-name="T1"/></text:p>
      <text:p text:style-name="P2"><text:span text:style-name="T1">Data Communication:</text:span></text:p>
      <text:p text:style-name="P5"><text:span text:style-name="T1">the exchange of information between two devices via some form of transmission medium, such as wired cable. The 4 fundamental characteristics of this are:</text:span></text:p>
      <text:p text:style-name="P5"><text:span text:style-name="T1">- Delivery</text:span></text:p>
      <text:p text:style-name="P5"><text:span text:style-name="T1">- Accuracy</text:span></text:p>
      <text:p text:style-name="P5"><text:span text:style-name="T1">- Time</text:span></text:p>
      <text:p text:style-name="P5"><text:span text:style-name="T1">- Jitter (variation in packet delivery time)</text:span></text:p>
      <text:p text:style-name="P5"><text:span text:style-name="T1"/></text:p>
      <text:p text:style-name="P3"><text:span text:style-name="T1">Components of data communication:</text:span></text:p>
      <text:p text:style-name="P5"><text:span text:style-name="T1">There are 5 components in data communication: </text:span></text:p>
      <text:p text:style-name="P5"><text:span text:style-name="T1">- Sender</text:span></text:p>
      <text:p text:style-name="P5"><text:span text:style-name="T1">- Reciever</text:span></text:p>
      <text:p text:style-name="P5"><text:span text:style-name="T1">- Message (the data to be transferred)</text:span></text:p>
      <text:p text:style-name="P5"><text:span text:style-name="T1">- Transmission medium</text:span></text:p>
      <text:p text:style-name="P5"><text:span text:style-name="T1">- Protocol(the rules and regulations to be send)</text:span></text:p>
      <text:p text:style-name="P5"><text:span text:style-name="T1"/></text:p>
      <text:p text:style-name="P3"><text:span text:style-name="T1">Data representation:</text:span></text:p>
      <text:p text:style-name="P5"><text:span text:style-name="T1">how we can represent data. It represents in the form of text, numbers, image, audio and video. </text:span></text:p>
      <text:p text:style-name="P5"><text:span text:style-name="T1"/></text:p>
      <text:p text:style-name="P4"><text:span text:style-name="T1">Data flow:</text:span></text:p>
      <text:p text:style-name="P6"><text:span text:style-name="T1">There are 3 types of data flow: </text:span></text:p>
      <text:p text:style-name="P6"><text:span text:style-name="T1">- Simplex</text:span></text:p>
      <text:p text:style-name="P6"><text:span text:style-name="T1"><text:s/><text:tab/>One way: sender stays sender and reciever stays reciever. </text:span></text:p>
      <text:p text:style-name="P6"><text:span text:style-name="T1"><text:tab/>Unidirectional. </text:span></text:p>
      <text:p text:style-name="P6"><text:span text:style-name="T1">- Half-Duplex</text:span></text:p>
      <text:p text:style-name="P6"><text:span text:style-name="T1"><text:tab/>The direction can be changed but at a time there can only be one directional travel.</text:span></text:p>
      <text:p text:style-name="P6"><text:span text:style-name="T1"><text:tab/>Each station can both transmit and receive but not at the <text:s/>same time. </text:span></text:p>
      <text:p text:style-name="P6"><text:span text:style-name="T1">- Duplex</text:span></text:p>
      <text:p text:style-name="P6"><text:span text:style-name="T1"><text:tab/>Simultaneous Data transfer over both nodes. </text:span></text:p>
      <text:p text:style-name="P6"><text:span text:style-name="T1"><text:tab/>Both stations can transmit and receive simultaneously. </text:span></text:p>
      <text:p text:style-name="P6"><text:span text:style-name="T1"/></text:p>
      <text:p text:style-name="P4"><text:span text:style-name="T1">Networks:</text:span></text:p>
      <text:p text:style-name="P6"><text:span text:style-name="T1">Network is a set of devices connected by communication links. A network must be able to meet a certain number of criteria. These are:</text:span></text:p>
      <text:p text:style-name="P6"><text:span text:style-name="T1">- Performance (Throughput and latency)</text:span></text:p>
      <text:p text:style-name="P6"><text:span text:style-name="T1">- Reliability (low amount of downtime)</text:span></text:p>
      <text:p text:style-name="P6"><text:span text:style-name="T1">- Flexibility (Scalability)</text:span></text:p>
      <text:p text:style-name="P6"><text:span text:style-name="T1">- Security <text:s text:c="3"/>(</text:span><text:span text:style-name="T2">There should be no data manip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kaydiaMono NF" svg:font-family="'CaskaydiaMono NF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000000" style:writing-mode="lr-tb" draw:fill="solid" draw:fill-color="#000000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0000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16:18:24.425576667</meta:creation-date>
    <dc:date>2024-08-20T16:44:01.046054829</dc:date>
    <meta:editing-duration>PT4M22S</meta:editing-duration>
    <meta:editing-cycles>1</meta:editing-cycles>
    <meta:generator>LibreOffice/24.2.4.2$Linux_X86_64 LibreOffice_project/420$Build-2</meta:generator>
    <meta:document-statistic meta:table-count="0" meta:image-count="0" meta:object-count="0" meta:page-count="1" meta:paragraph-count="33" meta:word-count="207" meta:character-count="1274" meta:non-whitespace-character-count="1081"/>
  </office:meta>
</office:document-meta>
</file>